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14pt"/>
    </style:style>
    <style:style style:name="co3" style:family="table-column">
      <style:table-column-properties fo:break-before="auto" style:column-width="224.36pt"/>
    </style:style>
    <style:style style:name="co4" style:family="table-column">
      <style:table-column-properties fo:break-before="auto" style:column-width="284.74pt"/>
    </style:style>
    <style:style style:name="co5" style:family="table-column">
      <style:table-column-properties fo:break-before="auto" style:column-width="229.21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283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1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COUNTIF([.F2:.F51];&quot;KO&quot;)&gt;0)" style:apply-style-name="ConditionalStyle_5f_1" style:base-cell-address="'Feuille 1'.A2"/>
    </style:style>
    <style:style style:name="ce3" style:family="table-cell" style:parent-style-name="Default">
      <style:map style:condition="is-true-formula(COUNTIF([.F2:.F51];&quot;KO&quot;)&gt;0)" style:apply-style-name="ConditionalStyle_5f_1" style:base-cell-address="'Feuille 1'.A2"/>
    </style:style>
    <style:style style:name="ce4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1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COUNTIF([.F2:.F51];&quot;KO&quot;)&gt;0)" style:apply-style-name="ConditionalStyle_5f_1" style:base-cell-address="'Feuille 1'.A2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15" style:family="table-cell" style:parent-style-name="Default">
      <style:map style:condition="is-true-formula([.$I2]=&quot;KO&quot;)" style:apply-style-name="ConditionalStyle_5f_1" style:base-cell-address="'Feuille 1'.C2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IF([.I15:.I16];&quot;KO&quot;)&gt;0)" style:apply-style-name="ConditionalStyle_5f_1" style:base-cell-address="'Feuille 1'.C15"/>
    </style:style>
    <style:style style:name="ce17" style:family="table-cell" style:parent-style-name="Default">
      <style:map style:condition="is-true-formula(COUNTIF([.I15:.I16];&quot;KO&quot;)&gt;0)" style:apply-style-name="ConditionalStyle_5f_1" style:base-cell-address="'Feuille 1'.C15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19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IF([.I23:.I30];&quot;KO&quot;)&gt;0)" style:apply-style-name="ConditionalStyle_5f_1" style:base-cell-address="'Feuille 1'.C23"/>
    </style:style>
    <style:style style:name="ce20" style:family="table-cell" style:parent-style-name="Default">
      <style:map style:condition="is-true-formula(COUNTIF([.I23:.I30];&quot;KO&quot;)&gt;0)" style:apply-style-name="ConditionalStyle_5f_1" style:base-cell-address="'Feuille 1'.C23"/>
    </style:style>
    <style:style style:name="ce21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2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IF([.I35:.I37];&quot;KO&quot;)&gt;0)" style:apply-style-name="ConditionalStyle_5f_1" style:base-cell-address="'Feuille 1'.C35"/>
    </style:style>
    <style:style style:name="ce23" style:family="table-cell" style:parent-style-name="Default">
      <style:map style:condition="is-true-formula(COUNTIF([.I35:.I37];&quot;KO&quot;)&gt;0)" style:apply-style-name="ConditionalStyle_5f_1" style:base-cell-address="'Feuille 1'.C35"/>
    </style:style>
    <style:style style:name="ce24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IF([.I40:.I44];&quot;KO&quot;)&gt;0)" style:apply-style-name="ConditionalStyle_5f_1" style:base-cell-address="'Feuille 1'.C40"/>
    </style:style>
    <style:style style:name="ce25" style:family="table-cell" style:parent-style-name="Default">
      <style:map style:condition="is-true-formula(COUNTIF([.I40:.I44];&quot;KO&quot;)&gt;0)" style:apply-style-name="ConditionalStyle_5f_1" style:base-cell-address="'Feuille 1'.C40"/>
    </style:style>
    <style:style style:name="ce2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3" style:family="table-cell" style:parent-style-name="Default">
      <style:table-cell-properties fo:background-color="#f8f8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Slack-Lato" fo:font-size="11pt" fo:font-style="normal" fo:text-shadow="none" style:text-underline-style="none" fo:font-weight="normal" style:font-size-asian="11pt" style:font-style-asian="normal" style:font-weight-asian="normal" style:font-name-complex="Slack-Lato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2]=&quot;KO&quot;)" style:apply-style-name="ConditionalStyle_5f_1" style:base-cell-address="'Feuille 1'.C2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map style:condition="is-true-formula([.$I2]=&quot;KO&quot;)" style:apply-style-name="ConditionalStyle_5f_1" style:base-cell-address="'Feuille 1'.C2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KO&quot;;&quot;?&quot;)" table:allow-empty-cell="true" table:display-list="unsorted" table:base-cell-address="'Feuille 1'.G2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% achieved</text:p>
          </table:table-cell>
          <table:table-cell table:style-name="ce1" office:value-type="string" calcext:value-type="string">
            <text:p>GENERAL TYPE</text:p>
          </table:table-cell>
          <table:table-cell table:style-name="ce1" office:value-type="string" calcext:value-type="string">
            <text:p>TYPE TEST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ESULTAT ATTENDU</text:p>
          </table:table-cell>
          <table:table-cell table:style-name="ce1" office:value-type="string" calcext:value-type="string">
            <text:p>RESULTAT OBSERVE</text:p>
          </table:table-cell>
          <table:table-cell table:style-name="ce1" office:value-type="string" calcext:value-type="string">
            <text:p>LEAKS</text:p>
          </table:table-cell>
          <table:table-cell table:style-name="ce1" office:value-type="string" calcext:value-type="string">
            <text:p>Result</text:p>
          </table:table-cell>
          <table:table-cell table:style-name="ce38" office:value-type="string" calcext:value-type="string">
            <text:p>OK ou KO ?</text:p>
          </table:table-cell>
          <table:table-cell table:style-name="ce1" office:value-type="string" calcext:value-type="string">
            <text:p>Commentaire</text:p>
          </table:table-cell>
          <table:table-cell table:number-columns-repeated="1014"/>
        </table:table-row>
        <table:table-row table:style-name="ro1">
          <table:table-cell table:style-name="ce2" table:formula="of:=COUNTIF([.I2:.I51]; &quot;OK&quot;)/ROWS([.I2:.I51])" office:value-type="percentage" office:value="1" calcext:value-type="percentage" table:number-columns-spanned="1" table:number-rows-spanned="50">
            <text:p>100.00%</text:p>
          </table:table-cell>
          <table:table-cell table:style-name="ce10" office:value-type="string" calcext:value-type="string" table:number-columns-spanned="1" table:number-rows-spanned="50">
            <text:p>PARSING</text:p>
          </table:table-cell>
          <table:table-cell table:style-name="ce13" office:value-type="string" calcext:value-type="string">
            <text:p>PARSING</text:p>
          </table:table-cell>
          <table:table-cell table:style-name="ce27" office:value-type="string" calcext:value-type="string">
            <text:p>""</text:p>
          </table:table-cell>
          <table:table-cell table:style-name="ce18" office:value-type="string" calcext:value-type="string">
            <text:p>bash: : command not foun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:.H2];&quot;KO&quot;)&gt;0;&quot;KO&quot;;IF(COUNTIF([.G2:.H2];&quot;OK&quot;)=2;&quot;OK&quot;;IF(COUNTIF([.G2:.H2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</text:p>
          </table:table-cell>
          <table:table-cell table:style-name="ce27" office:value-type="string" calcext:value-type="string">
            <text:p>$</text:p>
          </table:table-cell>
          <table:table-cell table:style-name="ce18" office:value-type="string" calcext:value-type="string">
            <text:p>bash: $: command not foun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:.H3];&quot;KO&quot;)&gt;0;&quot;KO&quot;;IF(COUNTIF([.G3:.H3];&quot;OK&quot;)=2;&quot;OK&quot;;IF(COUNTIF([.G3:.H3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</text:p>
          </table:table-cell>
          <table:table-cell table:style-name="ce27" office:value-type="string" calcext:value-type="string">
            <text:p>$LESS$VAR</text:p>
          </table:table-cell>
          <table:table-cell table:style-name="ce18" office:value-type="string" calcext:value-type="string">
            <text:p>bash: -R: command not foun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:.H4];&quot;KO&quot;)&gt;0;&quot;KO&quot;;IF(COUNTIF([.G4:.H4];&quot;OK&quot;)=2;&quot;OK&quot;;IF(COUNTIF([.G4:.H4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</text:p>
          </table:table-cell>
          <table:table-cell table:style-name="ce27" office:value-type="string" calcext:value-type="string">
            <text:p>..</text:p>
          </table:table-cell>
          <table:table-cell table:style-name="ce18" office:value-type="string" calcext:value-type="string">
            <text:p>bash: ..: command not found</text:p>
          </table:table-cell>
          <table:table-cell table:style-name="ce18" office:value-type="string" calcext:value-type="string">
            <text:p>/usr/local/sbin/..: Is a directory : FIXED</text:p>
          </table:table-cell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:.H5];&quot;KO&quot;)&gt;0;&quot;KO&quot;;IF(COUNTIF([.G5:.H5];&quot;OK&quot;)=2;&quot;OK&quot;;IF(COUNTIF([.G5:.H5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</text:p>
          </table:table-cell>
          <table:table-cell table:style-name="ce27" office:value-type="string" calcext:value-type="string">
            <text:p>echo '"abc"'</text:p>
          </table:table-cell>
          <table:table-cell table:style-name="ce18" office:value-type="string" calcext:value-type="string">
            <text:p>"abc"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:.H6];&quot;KO&quot;)&gt;0;&quot;KO&quot;;IF(COUNTIF([.G6:.H6];&quot;OK&quot;)=2;&quot;OK&quot;;IF(COUNTIF([.G6:.H6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</text:p>
          </table:table-cell>
          <table:table-cell table:style-name="ce27" office:value-type="string" calcext:value-type="string">
            <text:p>echo "'abc'"</text:p>
          </table:table-cell>
          <table:table-cell table:style-name="ce18" office:value-type="string" calcext:value-type="string">
            <text:p>['abc'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:.H7];&quot;KO&quot;)&gt;0;&quot;KO&quot;;IF(COUNTIF([.G7:.H7];&quot;OK&quot;)=2;&quot;OK&quot;;IF(COUNTIF([.G7:.H7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 (séparateurs)</text:p>
          </table:table-cell>
          <table:table-cell table:style-name="ce27" office:value-type="string" calcext:value-type="string">
            <text:p>echo "" bonjour</text:p>
          </table:table-cell>
          <table:table-cell table:style-name="ce18" office:value-type="string" calcext:value-type="string">
            <text:p>[ bonjour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8:.H8];&quot;KO&quot;)&gt;0;&quot;KO&quot;;IF(COUNTIF([.G8:.H8];&quot;OK&quot;)=2;&quot;OK&quot;;IF(COUNTIF([.G8:.H8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 (séparateurs)</text:p>
          </table:table-cell>
          <table:table-cell table:style-name="ce27" office:value-type="string" calcext:value-type="string">
            <text:p>echo[TAB]a</text:p>
          </table:table-cell>
          <table:table-cell table:style-name="ce18" office:value-type="string" calcext:value-type="string">
            <text:p>[a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9:.H9];&quot;KO&quot;)&gt;0;&quot;KO&quot;;IF(COUNTIF([.G9:.H9];&quot;OK&quot;)=2;&quot;OK&quot;;IF(COUNTIF([.G9:.H9];&quot;?&quot;)&gt;0;&quot;?&quot;;&quot;&quot;)))" office:value-type="string" office:string-value="OK" calcext:value-type="string">
            <text:p>OK</text:p>
          </table:table-cell>
          <table:table-cell table:style-name="ce13" office:value-type="string" calcext:value-type="string">
            <text:p>use Ctrl-v + tab</text:p>
          </table:table-cell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PARSING (séparateurs)</text:p>
          </table:table-cell>
          <table:table-cell table:style-name="ce27" office:value-type="string" calcext:value-type="string">
            <text:p>export ""</text:p>
          </table:table-cell>
          <table:table-cell table:style-name="ce18" office:value-type="string" calcext:value-type="string">
            <text:p>bash: export: `': not a valid identifier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0:.H10];&quot;KO&quot;)&gt;0;&quot;KO&quot;;IF(COUNTIF([.G10:.H10];&quot;OK&quot;)=2;&quot;OK&quot;;IF(COUNTIF([.G10:.H10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 table:number-columns-spanned="1" table:number-rows-spanned="2">
            <text:p>PARSING (séparateurs)</text:p>
          </table:table-cell>
          <table:table-cell table:style-name="ce28" office:value-type="string" calcext:value-type="string">
            <text:p>export "test=ici"=coucou</text:p>
          </table:table-cell>
          <table:table-cell table:style-name="ce34" table:number-columns-repeated="2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1:.H11];&quot;KO&quot;)&gt;0;&quot;KO&quot;;IF(COUNTIF([.G11:.H11];&quot;OK&quot;)=2;&quot;OK&quot;;IF(COUNTIF([.G11:.H11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15"/>
          <table:table-cell table:style-name="ce29" office:value-type="string" calcext:value-type="string">
            <text:p>echo $test</text:p>
          </table:table-cell>
          <table:table-cell table:style-name="ce35" office:value-type="string" calcext:value-type="string">
            <text:p>ici=coucou</text:p>
          </table:table-cell>
          <table:table-cell table:style-name="ce34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2:.H12];&quot;KO&quot;)&gt;0;&quot;KO&quot;;IF(COUNTIF([.G12:.H12];&quot;OK&quot;)=2;&quot;OK&quot;;IF(COUNTIF([.G12:.H12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 table:number-columns-spanned="1" table:number-rows-spanned="2">
            <text:p>PARSING (séparateurs)</text:p>
          </table:table-cell>
          <table:table-cell table:style-name="ce28" office:value-type="string" calcext:value-type="string">
            <text:p>export var="cat Makefile | grep &gt;"</text:p>
          </table:table-cell>
          <table:table-cell table:style-name="ce34" table:number-columns-repeated="2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3:.H13];&quot;KO&quot;)&gt;0;&quot;KO&quot;;IF(COUNTIF([.G13:.H13];&quot;OK&quot;)=2;&quot;OK&quot;;IF(COUNTIF([.G13:.H13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15"/>
          <table:table-cell table:style-name="ce29" office:value-type="string" calcext:value-type="string">
            <text:p>echo $var</text:p>
          </table:table-cell>
          <table:table-cell table:style-name="ce35" office:value-type="string" calcext:value-type="string">
            <text:p>cat Makefile | grep &gt;</text:p>
          </table:table-cell>
          <table:table-cell table:style-name="ce34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4:.H14];&quot;KO&quot;)&gt;0;&quot;KO&quot;;IF(COUNTIF([.G14:.H14];&quot;OK&quot;)=2;&quot;OK&quot;;IF(COUNTIF([.G14:.H14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SUBST</text:p>
          </table:table-cell>
          <table:table-cell table:style-name="ce27" office:value-type="string" calcext:value-type="string">
            <text:p>export var=" <text:s/>truc"</text:p>
          </table:table-cell>
          <table:table-cell table:style-name="ce34"/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5:.H15];&quot;KO&quot;)&gt;0;&quot;KO&quot;;IF(COUNTIF([.G15:.H15];&quot;OK&quot;)=2;&quot;OK&quot;;IF(COUNTIF([.G15:.H15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17"/>
          <table:table-cell table:style-name="ce27" office:value-type="string" calcext:value-type="string">
            <text:p>echo $var | cat -e</text:p>
          </table:table-cell>
          <table:table-cell table:style-name="ce18" office:value-type="string" calcext:value-type="string">
            <text:p>[truc$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6:.H16];&quot;KO&quot;)&gt;0;&quot;KO&quot;;IF(COUNTIF([.G16:.H16];&quot;OK&quot;)=2;&quot;OK&quot;;IF(COUNTIF([.G16:.H16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UBST</text:p>
          </table:table-cell>
          <table:table-cell table:style-name="ce27" office:value-type="string" calcext:value-type="string">
            <text:p>echo "$tests""Makefile" | cat -e</text:p>
          </table:table-cell>
          <table:table-cell table:style-name="ce18" office:value-type="string" calcext:value-type="string">
            <text:p>[Makefile$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7:.H17];&quot;KO&quot;)&gt;0;&quot;KO&quot;;IF(COUNTIF([.G17:.H17];&quot;OK&quot;)=2;&quot;OK&quot;;IF(COUNTIF([.G17:.H17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UBST</text:p>
          </table:table-cell>
          <table:table-cell table:style-name="ce27" office:value-type="string" calcext:value-type="string">
            <text:p>echo "$tests"Makefile | cat -e</text:p>
          </table:table-cell>
          <table:table-cell table:style-name="ce18" office:value-type="string" calcext:value-type="string">
            <text:p>[Makefile$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8:.H18];&quot;KO&quot;)&gt;0;&quot;KO&quot;;IF(COUNTIF([.G18:.H18];&quot;OK&quot;)=2;&quot;OK&quot;;IF(COUNTIF([.G18:.H18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UBST</text:p>
          </table:table-cell>
          <table:table-cell table:style-name="ce27" office:value-type="string" calcext:value-type="string">
            <text:p>echo "$tests" "Makefile" | cat -e</text:p>
          </table:table-cell>
          <table:table-cell table:style-name="ce18" office:value-type="string" calcext:value-type="string">
            <text:p>[ Makefile$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19:.H19];&quot;KO&quot;)&gt;0;&quot;KO&quot;;IF(COUNTIF([.G19:.H19];&quot;OK&quot;)=2;&quot;OK&quot;;IF(COUNTIF([.G19:.H19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8" office:value-type="string" calcext:value-type="string">
            <text:p>SUBST</text:p>
          </table:table-cell>
          <table:table-cell table:style-name="ce27" office:value-type="string" calcext:value-type="string">
            <text:p>$non_existent</text:p>
          </table:table-cell>
          <table:table-cell table:style-name="ce13" office:value-type="string" calcext:value-type="string">
            <text:p>retour a la ligne, exit 0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0:.H20];&quot;KO&quot;)&gt;0;&quot;KO&quot;;IF(COUNTIF([.G20:.H20];&quot;OK&quot;)=2;&quot;OK&quot;;IF(COUNTIF([.G20:.H20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UBST</text:p>
          </table:table-cell>
          <table:table-cell table:style-name="ce27" office:value-type="string" calcext:value-type="string">
            <text:p>echo $non_existent bonjour</text:p>
          </table:table-cell>
          <table:table-cell table:style-name="ce13" office:value-type="string" calcext:value-type="string">
            <text:p>[bonjour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1:.H21];&quot;KO&quot;)&gt;0;&quot;KO&quot;;IF(COUNTIF([.G21:.H21];&quot;OK&quot;)=2;&quot;OK&quot;;IF(COUNTIF([.G21:.H21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UBST</text:p>
          </table:table-cell>
          <table:table-cell table:style-name="ce27" office:value-type="string" calcext:value-type="string">
            <text:p>export $non_existent</text:p>
          </table:table-cell>
          <table:table-cell table:style-name="ce13" office:value-type="string" calcext:value-type="string">
            <text:p>affiche export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2:.H22];&quot;KO&quot;)&gt;0;&quot;KO&quot;;IF(COUNTIF([.G22:.H22];&quot;OK&quot;)=2;&quot;OK&quot;;IF(COUNTIF([.G22:.H22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9" office:value-type="string" calcext:value-type="string" table:number-columns-spanned="1" table:number-rows-spanned="8">
            <text:p>SUBST</text:p>
          </table:table-cell>
          <table:table-cell table:style-name="ce27" office:value-type="string" calcext:value-type="string">
            <text:p>export test=" <text:s/>foo <text:s text:c="3"/>bar <text:s/>"</text:p>
          </table:table-cell>
          <table:table-cell table:style-name="ce34"/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3:.H23];&quot;KO&quot;)&gt;0;&quot;KO&quot;;IF(COUNTIF([.G23:.H23];&quot;OK&quot;)=2;&quot;OK&quot;;IF(COUNTIF([.G23:.H23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0"/>
          <table:table-cell table:style-name="ce27" office:value-type="string" calcext:value-type="string">
            <text:p>echo $test | cat -e</text:p>
          </table:table-cell>
          <table:table-cell table:style-name="ce18" office:value-type="string" calcext:value-type="string">
            <text:p>[foo bar$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4:.H24];&quot;KO&quot;)&gt;0;&quot;KO&quot;;IF(COUNTIF([.G24:.H24];&quot;OK&quot;)=2;&quot;OK&quot;;IF(COUNTIF([.G24:.H24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0"/>
          <table:table-cell table:style-name="ce27" office:value-type="string" calcext:value-type="string">
            <text:p>echo ab$test | cat -e</text:p>
          </table:table-cell>
          <table:table-cell table:style-name="ce18" office:value-type="string" calcext:value-type="string">
            <text:p>[ab foo bar$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5:.H25];&quot;KO&quot;)&gt;0;&quot;KO&quot;;IF(COUNTIF([.G25:.H25];&quot;OK&quot;)=2;&quot;OK&quot;;IF(COUNTIF([.G25:.H25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0"/>
          <table:table-cell table:style-name="ce27" office:value-type="string" calcext:value-type="string">
            <text:p>echo "ab"$test | cat -e</text:p>
          </table:table-cell>
          <table:table-cell table:style-name="ce18" office:value-type="string" calcext:value-type="string">
            <text:p>[ab foo bar$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6:.H26];&quot;KO&quot;)&gt;0;&quot;KO&quot;;IF(COUNTIF([.G26:.H26];&quot;OK&quot;)=2;&quot;OK&quot;;IF(COUNTIF([.G26:.H26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0"/>
          <table:table-cell table:style-name="ce27" office:value-type="string" calcext:value-type="string">
            <text:p>echo ab"$test" | cat -e</text:p>
          </table:table-cell>
          <table:table-cell table:style-name="ce18" office:value-type="string" calcext:value-type="string">
            <text:p>[ab <text:s/>foo <text:s text:c="3"/>bar <text:s/>$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7:.H27];&quot;KO&quot;)&gt;0;&quot;KO&quot;;IF(COUNTIF([.G27:.H27];&quot;OK&quot;)=2;&quot;OK&quot;;IF(COUNTIF([.G27:.H27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0"/>
          <table:table-cell table:style-name="ce27" office:value-type="string" calcext:value-type="string">
            <text:p>echo "$test" | cat -e</text:p>
          </table:table-cell>
          <table:table-cell table:style-name="ce18" office:value-type="string" calcext:value-type="string">
            <text:p>[ <text:s/>foo <text:s text:c="3"/>bar <text:s/>$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8:.H28];&quot;KO&quot;)&gt;0;&quot;KO&quot;;IF(COUNTIF([.G28:.H28];&quot;OK&quot;)=2;&quot;OK&quot;;IF(COUNTIF([.G28:.H28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0"/>
          <table:table-cell table:style-name="ce27" office:value-type="string" calcext:value-type="string">
            <text:p>echo ""$test"" | cat -e</text:p>
          </table:table-cell>
          <table:table-cell table:style-name="ce18" office:value-type="string" calcext:value-type="string">
            <text:p>[ foo bar $]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29:.H29];&quot;KO&quot;)&gt;0;&quot;KO&quot;;IF(COUNTIF([.G29:.H29];&quot;OK&quot;)=2;&quot;OK&quot;;IF(COUNTIF([.G29:.H29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0"/>
          <table:table-cell table:style-name="ce27" office:value-type="string" calcext:value-type="string">
            <text:p>echo """$test""" | cat -e</text:p>
          </table:table-cell>
          <table:table-cell table:style-name="ce18" office:value-type="string" calcext:value-type="string">
            <text:p>[ <text:s/>foo <text:s text:c="3"/>bar <text:s/>$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0:.H30];&quot;KO&quot;)&gt;0;&quot;KO&quot;;IF(COUNTIF([.G30:.H30];&quot;OK&quot;)=2;&quot;OK&quot;;IF(COUNTIF([.G30:.H30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21" office:value-type="string" calcext:value-type="string" table:number-columns-spanned="1" table:number-rows-spanned="2">
            <text:p>SUBST</text:p>
          </table:table-cell>
          <table:table-cell table:style-name="ce27" office:value-type="string" calcext:value-type="string">
            <text:p>export var="s -la"</text:p>
          </table:table-cell>
          <table:table-cell table:style-name="ce34"/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1:.H31];&quot;KO&quot;)&gt;0;&quot;KO&quot;;IF(COUNTIF([.G31:.H31];&quot;OK&quot;)=2;&quot;OK&quot;;IF(COUNTIF([.G31:.H31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15"/>
          <table:table-cell table:style-name="ce29" office:value-type="string" calcext:value-type="string">
            <text:p>l$var</text:p>
          </table:table-cell>
          <table:table-cell table:style-name="ce18" office:value-type="string" calcext:value-type="string">
            <text:p>equivalent à ls -la</text:p>
          </table:table-cell>
          <table:table-cell table:style-name="ce18" office:value-type="string" calcext:value-type="string">
            <text:p>fd leaks : FIXED</text:p>
          </table:table-cell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2:.H32];&quot;KO&quot;)&gt;0;&quot;KO&quot;;IF(COUNTIF([.G32:.H32];&quot;OK&quot;)=2;&quot;OK&quot;;IF(COUNTIF([.G32:.H32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21" office:value-type="string" calcext:value-type="string" table:number-columns-spanned="1" table:number-rows-spanned="2">
            <text:p>SUBST</text:p>
          </table:table-cell>
          <table:table-cell table:style-name="ce27" office:value-type="string" calcext:value-type="string">
            <text:p>export var=at</text:p>
          </table:table-cell>
          <table:table-cell table:style-name="ce34"/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3:.H33];&quot;KO&quot;)&gt;0;&quot;KO&quot;;IF(COUNTIF([.G33:.H33];&quot;OK&quot;)=2;&quot;OK&quot;;IF(COUNTIF([.G33:.H33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15"/>
          <table:table-cell table:style-name="ce27" office:value-type="string" calcext:value-type="string">
            <text:p>c$var Makefile</text:p>
          </table:table-cell>
          <table:table-cell table:style-name="ce13" office:value-type="string" calcext:value-type="string">
            <text:p>equivalent a cat Makefile</text:p>
          </table:table-cell>
          <table:table-cell table:style-name="ce18" office:value-type="string" calcext:value-type="string">
            <text:p>fd leaks : FIXED</text:p>
          </table:table-cell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4:.H34];&quot;KO&quot;)&gt;0;&quot;KO&quot;;IF(COUNTIF([.G34:.H34];&quot;OK&quot;)=2;&quot;OK&quot;;IF(COUNTIF([.G34:.H34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22" office:value-type="string" calcext:value-type="string" table:number-columns-spanned="1" table:number-rows-spanned="3">
            <text:p>SUBST</text:p>
          </table:table-cell>
          <table:table-cell table:style-name="ce27" office:value-type="string" calcext:value-type="string">
            <text:p>export a=" ls "</text:p>
          </table:table-cell>
          <table:table-cell table:style-name="ce34"/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5:.H35];&quot;KO&quot;)&gt;0;&quot;KO&quot;;IF(COUNTIF([.G35:.H35];&quot;OK&quot;)=2;&quot;OK&quot;;IF(COUNTIF([.G35:.H35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3"/>
          <table:table-cell table:style-name="ce27" office:value-type="string" calcext:value-type="string">
            <text:p>export b=" -la "</text:p>
          </table:table-cell>
          <table:table-cell table:style-name="ce34"/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6:.H36];&quot;KO&quot;)&gt;0;&quot;KO&quot;;IF(COUNTIF([.G36:.H36];&quot;OK&quot;)=2;&quot;OK&quot;;IF(COUNTIF([.G36:.H36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3"/>
          <table:table-cell table:style-name="ce27" office:value-type="string" calcext:value-type="string">
            <text:p>$a""$b</text:p>
          </table:table-cell>
          <table:table-cell table:style-name="ce29" office:value-type="string" calcext:value-type="string">
            <text:p>ls: cannot access '': No such file or directory - exit code 2</text:p>
          </table:table-cell>
          <table:table-cell table:style-name="ce18" office:value-type="string" calcext:value-type="string">
            <text:p>fd leaks : FIXED</text:p>
          </table:table-cell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7:.H37];&quot;KO&quot;)&gt;0;&quot;KO&quot;;IF(COUNTIF([.G37:.H37];&quot;OK&quot;)=2;&quot;OK&quot;;IF(COUNTIF([.G37:.H37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21" office:value-type="string" calcext:value-type="string" table:number-columns-spanned="1" table:number-rows-spanned="2">
            <text:p>SUBST</text:p>
          </table:table-cell>
          <table:table-cell table:style-name="ce27" office:value-type="string" calcext:value-type="string">
            <text:p>export loop='bonjour$loop'</text:p>
          </table:table-cell>
          <table:table-cell table:style-name="ce34"/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8:.H38];&quot;KO&quot;)&gt;0;&quot;KO&quot;;IF(COUNTIF([.G38:.H38];&quot;OK&quot;)=2;&quot;OK&quot;;IF(COUNTIF([.G38:.H38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15"/>
          <table:table-cell table:style-name="ce27" office:value-type="string" calcext:value-type="string">
            <text:p>echo $loop</text:p>
          </table:table-cell>
          <table:table-cell table:style-name="ce18" office:value-type="string" calcext:value-type="string">
            <text:p>[bonjour$loop]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39:.H39];&quot;KO&quot;)&gt;0;&quot;KO&quot;;IF(COUNTIF([.G39:.H39];&quot;OK&quot;)=2;&quot;OK&quot;;IF(COUNTIF([.G39:.H39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24" office:value-type="string" calcext:value-type="string" table:number-columns-spanned="1" table:number-rows-spanned="5">
            <text:p>SUBST &amp; REDIR</text:p>
          </table:table-cell>
          <table:table-cell table:style-name="ce27" office:value-type="string" calcext:value-type="string">
            <text:p>export test="file1 file2"</text:p>
          </table:table-cell>
          <table:table-cell table:style-name="ce13" table:number-columns-repeated="2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0:.H40];&quot;KO&quot;)&gt;0;&quot;KO&quot;;IF(COUNTIF([.G40:.H40];&quot;OK&quot;)=2;&quot;OK&quot;;IF(COUNTIF([.G40:.H40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style-name="ce42" office:value-type="string" calcext:value-type="string">
            <text:p>Dans bash : Si le word spliting du redir "expands to more than one word", error ambiguous redir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covered-table-cell table:style-name="ce25"/>
          <table:table-cell table:style-name="ce27" office:value-type="string" calcext:value-type="string">
            <text:p>&gt;$test</text:p>
          </table:table-cell>
          <table:table-cell table:style-name="ce13" office:value-type="string" calcext:value-type="string">
            <text:p>[file1 file2] create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1:.H41];&quot;KO&quot;)&gt;0;&quot;KO&quot;;IF(COUNTIF([.G41:.H41];&quot;OK&quot;)=2;&quot;OK&quot;;IF(COUNTIF([.G41:.H41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5"/>
          <table:table-cell table:style-name="ce27" office:value-type="string" calcext:value-type="string">
            <text:p>&gt;"$test"</text:p>
          </table:table-cell>
          <table:table-cell table:style-name="ce13" office:value-type="string" calcext:value-type="string">
            <text:p>[file1 file2] create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2:.H42];&quot;KO&quot;)&gt;0;&quot;KO&quot;;IF(COUNTIF([.G42:.H42];&quot;OK&quot;)=2;&quot;OK&quot;;IF(COUNTIF([.G42:.H42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style-name="ce42" office:value-type="string" calcext:value-type="string">
            <text:p>Si guillemets ("$test"), pas de word spliting</text:p>
          </table:table-cell>
          <table:table-cell table:number-columns-repeated="1013"/>
        </table:table-row>
        <table:table-row table:style-name="ro1">
          <table:covered-table-cell table:number-columns-repeated="2" table:style-name="ce3"/>
          <table:covered-table-cell table:style-name="ce25"/>
          <table:table-cell table:style-name="ce27" office:value-type="string" calcext:value-type="string">
            <text:p>&gt;$test &gt;hey</text:p>
          </table:table-cell>
          <table:table-cell table:style-name="ce18" office:value-type="string" calcext:value-type="string">
            <text:p>[file1 file2] and [hey] create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3:.H43];&quot;KO&quot;)&gt;0;&quot;KO&quot;;IF(COUNTIF([.G43:.H43];&quot;OK&quot;)=2;&quot;OK&quot;;IF(COUNTIF([.G43:.H43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25"/>
          <table:table-cell table:style-name="ce27" office:value-type="string" calcext:value-type="string">
            <text:p>&gt;hey &gt;$test</text:p>
          </table:table-cell>
          <table:table-cell table:style-name="ce18" office:value-type="string" calcext:value-type="string">
            <text:p>[file1 file2] and [hey] create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4:.H44];&quot;KO&quot;)&gt;0;&quot;KO&quot;;IF(COUNTIF([.G44:.H44];&quot;OK&quot;)=2;&quot;OK&quot;;IF(COUNTIF([.G44:.H44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YNTHAX</text:p>
          </table:table-cell>
          <table:table-cell table:style-name="ce27" office:value-type="string" calcext:value-type="string">
            <text:p>|</text:p>
          </table:table-cell>
          <table:table-cell table:style-name="ce18" office:value-type="string" calcext:value-type="string">
            <text:p>bash: syntax error near unexpected token `|' &amp; exit 2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5:.H45];&quot;KO&quot;)&gt;0;&quot;KO&quot;;IF(COUNTIF([.G45:.H45];&quot;OK&quot;)=2;&quot;OK&quot;;IF(COUNTIF([.G45:.H45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YNTHAX</text:p>
          </table:table-cell>
          <table:table-cell table:style-name="ce27" office:value-type="string" calcext:value-type="string">
            <text:p>echo bonjour &gt; &gt; out</text:p>
          </table:table-cell>
          <table:table-cell table:style-name="ce18" office:value-type="string" calcext:value-type="string">
            <text:p>bash: syntax error near unexpected token `&gt;' &amp; exit 2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6:.H46];&quot;KO&quot;)&gt;0;&quot;KO&quot;;IF(COUNTIF([.G46:.H46];&quot;OK&quot;)=2;&quot;OK&quot;;IF(COUNTIF([.G46:.H46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1" table:number-rows-spanned="2">
            <text:p>SYNTHAX</text:p>
          </table:table-cell>
          <table:table-cell table:style-name="ce27" office:value-type="string" calcext:value-type="string">
            <text:p>export test="file1 file2"</text:p>
          </table:table-cell>
          <table:table-cell table:style-name="ce13" table:number-columns-repeated="2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7:.H47];&quot;KO&quot;)&gt;0;&quot;KO&quot;;IF(COUNTIF([.G47:.H47];&quot;OK&quot;)=2;&quot;OK&quot;;IF(COUNTIF([.G47:.H47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covered-table-cell table:style-name="ce15"/>
          <table:table-cell table:style-name="ce27" office:value-type="string" calcext:value-type="string">
            <text:p>echo bonjour &gt; $test</text:p>
          </table:table-cell>
          <table:table-cell table:style-name="ce18" office:value-type="string" calcext:value-type="string">
            <text:p>[file1 file2] created with bonjour\n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8:.H48];&quot;KO&quot;)&gt;0;&quot;KO&quot;;IF(COUNTIF([.G48:.H48];&quot;OK&quot;)=2;&quot;OK&quot;;IF(COUNTIF([.G48:.H48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YNTHAX</text:p>
          </table:table-cell>
          <table:table-cell table:style-name="ce27" office:value-type="string" calcext:value-type="string">
            <text:p>echo bonjour &gt;&gt;&gt; test</text:p>
          </table:table-cell>
          <table:table-cell table:style-name="ce18" office:value-type="string" calcext:value-type="string">
            <text:p>bash: syntax error near unexpected token `&gt;' &amp; exit 2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49:.H49];&quot;KO&quot;)&gt;0;&quot;KO&quot;;IF(COUNTIF([.G49:.H49];&quot;OK&quot;)=2;&quot;OK&quot;;IF(COUNTIF([.G49:.H49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YNTHAX</text:p>
          </table:table-cell>
          <table:table-cell table:style-name="ce27" office:value-type="string" calcext:value-type="string">
            <text:p>echo bonjour | |</text:p>
          </table:table-cell>
          <table:table-cell table:style-name="ce18" office:value-type="string" calcext:value-type="string">
            <text:p>bash: syntax error near unexpected token `|' &amp; exit 2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0:.H50];&quot;KO&quot;)&gt;0;&quot;KO&quot;;IF(COUNTIF([.G50:.H50];&quot;OK&quot;)=2;&quot;OK&quot;;IF(COUNTIF([.G50:.H50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 table:style-name="ce3"/>
          <table:table-cell table:style-name="ce13" office:value-type="string" calcext:value-type="string">
            <text:p>SYNTHAX</text:p>
          </table:table-cell>
          <table:table-cell table:style-name="ce27" office:value-type="string" calcext:value-type="string">
            <text:p>echo bonjour |</text:p>
          </table:table-cell>
          <table:table-cell table:style-name="ce13" office:value-type="string" calcext:value-type="string">
            <text:p>"synthax error" &amp; exit 2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1:.H51];&quot;KO&quot;)&gt;0;&quot;KO&quot;;IF(COUNTIF([.G51:.H51];&quot;OK&quot;)=2;&quot;OK&quot;;IF(COUNTIF([.G51:.H51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table:formula="of:=COUNTIF([.I52:.I86]; &quot;OK&quot;)/ROWS([.I52:.I86])" office:value-type="percentage" office:value="0.8571428571" calcext:value-type="percentage" table:number-columns-spanned="1" table:number-rows-spanned="35">
            <text:p>85.71%</text:p>
          </table:table-cell>
          <table:table-cell table:style-name="ce11" office:value-type="string" calcext:value-type="string" table:number-columns-spanned="1" table:number-rows-spanned="35">
            <text:p>EXEC</text:p>
          </table:table-cell>
          <table:table-cell table:style-name="ce27" office:value-type="string" calcext:value-type="string">
            <text:p>PIPE</text:p>
          </table:table-cell>
          <table:table-cell table:style-name="ce27" office:value-type="string" calcext:value-type="string">
            <text:p>cat | cat | cat | ls</text:p>
          </table:table-cell>
          <table:table-cell table:style-name="ce13" office:value-type="string" calcext:value-type="string">
            <text:p>ligne ls et 3 retour a la ligne via Entrer</text:p>
          </table:table-cell>
          <table:table-cell table:style-name="ce34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2:.H52];&quot;KO&quot;)&gt;0;&quot;KO&quot;;IF(COUNTIF([.G52:.H52];&quot;OK&quot;)=2;&quot;OK&quot;;IF(COUNTIF([.G52:.H52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IPE</text:p>
          </table:table-cell>
          <table:table-cell table:style-name="ce27" office:value-type="string" calcext:value-type="string">
            <text:p>cat Makefile | grep pr | head -n 5 | cd file_not_exit</text:p>
          </table:table-cell>
          <table:table-cell table:style-name="ce13" office:value-type="string" calcext:value-type="string">
            <text:p>file_not_exist: no such file... exit status: 1</text:p>
          </table:table-cell>
          <table:table-cell table:style-name="ce34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3:.H53];&quot;KO&quot;)&gt;0;&quot;KO&quot;;IF(COUNTIF([.G53:.H53];&quot;OK&quot;)=2;&quot;OK&quot;;IF(COUNTIF([.G53:.H53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IPE</text:p>
          </table:table-cell>
          <table:table-cell table:style-name="ce27" office:value-type="string" calcext:value-type="string">
            <text:p>cat Makefile | grep pr | head -n 5 | hello</text:p>
          </table:table-cell>
          <table:table-cell table:style-name="ce13" office:value-type="string" calcext:value-type="string">
            <text:p>hello: cmd not found... exit status: 127</text:p>
          </table:table-cell>
          <table:table-cell table:style-name="ce34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4:.H54];&quot;KO&quot;)&gt;0;&quot;KO&quot;;IF(COUNTIF([.G54:.H54];&quot;OK&quot;)=2;&quot;OK&quot;;IF(COUNTIF([.G54:.H54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IPE</text:p>
          </table:table-cell>
          <table:table-cell table:style-name="ce27" office:value-type="string" calcext:value-type="string">
            <text:p>ls | exit</text:p>
          </table:table-cell>
          <table:table-cell table:style-name="ce13" office:value-type="string" calcext:value-type="string">
            <text:p>n'affiche rien</text:p>
          </table:table-cell>
          <table:table-cell table:style-name="ce34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5:.H55];&quot;KO&quot;)&gt;0;&quot;KO&quot;;IF(COUNTIF([.G55:.H55];&quot;OK&quot;)=2;&quot;OK&quot;;IF(COUNTIF([.G55:.H55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IPE</text:p>
          </table:table-cell>
          <table:table-cell table:style-name="ce27" office:value-type="string" calcext:value-type="string">
            <text:p>sleep 5 | exit</text:p>
          </table:table-cell>
          <table:table-cell table:style-name="ce13" office:value-type="string" calcext:value-type="string">
            <text:p>n'affiche rien (attend 5 sec)</text:p>
          </table:table-cell>
          <table:table-cell table:style-name="ce34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6:.H56];&quot;KO&quot;)&gt;0;&quot;KO&quot;;IF(COUNTIF([.G56:.H56];&quot;OK&quot;)=2;&quot;OK&quot;;IF(COUNTIF([.G56:.H56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&lt;a cat &lt;b &lt;c</text:p>
          </table:table-cell>
          <table:table-cell table:style-name="ce13" office:value-type="string" calcext:value-type="string">
            <text:p>seul le contenu de c est affiché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7:.H57];&quot;KO&quot;)&gt;0;&quot;KO&quot;;IF(COUNTIF([.G57:.H57];&quot;OK&quot;)=2;&quot;OK&quot;;IF(COUNTIF([.G57:.H57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&lt;a cat &lt;b &lt;c <text:s text:c="5"/>avec b n'existe pas (ou pas les droits)</text:p>
          </table:table-cell>
          <table:table-cell table:style-name="ce13" office:value-type="string" calcext:value-type="string">
            <text:p>rien n'est affiché. message d'erreur concernant b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58:.H58];&quot;KO&quot;)&gt;0;&quot;KO&quot;;IF(COUNTIF([.G58:.H58];&quot;OK&quot;)=2;&quot;OK&quot;;IF(COUNTIF([.G58:.H58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REDIR</text:p>
          </table:table-cell>
          <table:table-cell table:style-name="ce30" office:value-type="string" calcext:value-type="string">
            <text:p>&gt; test | echo blabla; rm test</text:p>
          </table:table-cell>
          <table:table-cell table:style-name="ce13" office:value-type="string" calcext:value-type="string">
            <text:p>blabla</text:p>
          </table:table-cell>
          <table:table-cell table:style-name="ce13"/>
          <table:table-cell table:style-name="ce37" table:content-validation-name="val1" office:value-type="string" calcext:value-type="string">
            <text:p>OK</text:p>
          </table:table-cell>
          <table:table-cell table:style-name="ce37" table:content-validation-name="val1" office:value-type="string" calcext:value-type="string">
            <text:p>?</text:p>
          </table:table-cell>
          <table:table-cell table:style-name="ce39" table:formula="of:=IF(COUNTIF([.G59:.H59];&quot;KO&quot;)&gt;0;&quot;KO&quot;;IF(COUNTIF([.G59:.H59];&quot;OK&quot;)=2;&quot;OK&quot;;IF(COUNTIF([.G59:.H59];&quot;?&quot;)&gt;0;&quot;?&quot;;&quot;&quot;)))" office:value-type="string" office:string-value="?" calcext:value-type="string">
            <text:p>?</text:p>
          </table:table-cell>
          <table:table-cell table:style-name="ce18" office:value-type="string" calcext:value-type="string">
            <text:p>pas de gestion des ;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&gt;a cat &lt;b &gt;&gt;c </text:p>
          </table:table-cell>
          <table:table-cell table:style-name="ce13" office:value-type="string" calcext:value-type="string">
            <text:p>a est créé vide. c recoit le contenu de b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0:.H60];&quot;KO&quot;)&gt;0;&quot;KO&quot;;IF(COUNTIF([.G60:.H60];&quot;OK&quot;)=2;&quot;OK&quot;;IF(COUNTIF([.G60:.H60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&gt;a ls &gt;b &gt;&gt;c &gt;d</text:p>
          </table:table-cell>
          <table:table-cell table:style-name="ce13" office:value-type="string" calcext:value-type="string">
            <text:p>a, b, c et d sont créés. seul d recoit la redirection de ls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1:.H61];&quot;KO&quot;)&gt;0;&quot;KO&quot;;IF(COUNTIF([.G61:.H61];&quot;OK&quot;)=2;&quot;OK&quot;;IF(COUNTIF([.G61:.H61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&gt;a ls &lt;machin &gt;&gt;c &gt;d <text:s text:c="4"/>avec machin n'exite pas</text:p>
          </table:table-cell>
          <table:table-cell table:style-name="ce13" office:value-type="string" calcext:value-type="string">
            <text:p>a est créé, il ne recoit pas la redirection (fichier vide). c et d non créés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2:.H62];&quot;KO&quot;)&gt;0;&quot;KO&quot;;IF(COUNTIF([.G62:.H62];&quot;OK&quot;)=2;&quot;OK&quot;;IF(COUNTIF([.G62:.H62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REDIR</text:p>
          </table:table-cell>
          <table:table-cell table:style-name="ce27" office:value-type="string" calcext:value-type="string">
            <text:p>&gt;file</text:p>
          </table:table-cell>
          <table:table-cell table:style-name="ce13" office:value-type="string" calcext:value-type="string">
            <text:p>créé file (vide)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3:.H63];&quot;KO&quot;)&gt;0;&quot;KO&quot;;IF(COUNTIF([.G63:.H63];&quot;OK&quot;)=2;&quot;OK&quot;;IF(COUNTIF([.G63:.H63];&quot;?&quot;)&gt;0;&quot;?&quot;;&quot;&quot;)))" office:value-type="string" office:string-value="OK" calcext:value-type="string">
            <text:p>OK</text:p>
          </table:table-cell>
          <table:table-cell table:style-name="ce18" office:value-type="string" calcext:value-type="string">
            <text:p>quand pas de commande, doit quand meme faire le redir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REDIR</text:p>
          </table:table-cell>
          <table:table-cell table:style-name="ce27" office:value-type="string" calcext:value-type="string">
            <text:p>cat -e &gt; test1 &lt; test2</text:p>
          </table:table-cell>
          <table:table-cell table:style-name="ce13" office:value-type="string" calcext:value-type="string">
            <text:p>meme si test2 n'existe pas test1 doit être créé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4:.H64];&quot;KO&quot;)&gt;0;&quot;KO&quot;;IF(COUNTIF([.G64:.H64];&quot;OK&quot;)=2;&quot;OK&quot;;IF(COUNTIF([.G64:.H64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cat &lt; test</text:p>
          </table:table-cell>
          <table:table-cell table:style-name="ce13" office:value-type="string" calcext:value-type="string">
            <text:p>aucun fichier ou dossier de ce type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5:.H65];&quot;KO&quot;)&gt;0;&quot;KO&quot;;IF(COUNTIF([.G65:.H65];&quot;OK&quot;)=2;&quot;OK&quot;;IF(COUNTIF([.G65:.H65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REDIR</text:p>
          </table:table-cell>
          <table:table-cell table:style-name="ce27" office:value-type="string" calcext:value-type="string">
            <text:p>echo 2 &gt; out1 &gt;&gt; out2</text:p>
          </table:table-cell>
          <table:table-cell table:style-name="ce13" office:value-type="string" calcext:value-type="string">
            <text:p>efface out1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6:.H66];&quot;KO&quot;)&gt;0;&quot;KO&quot;;IF(COUNTIF([.G66:.H66];&quot;OK&quot;)=2;&quot;OK&quot;;IF(COUNTIF([.G66:.H66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REDIR</text:p>
          </table:table-cell>
          <table:table-cell table:style-name="ce27" office:value-type="string" calcext:value-type="string">
            <text:p>echo 2 &gt;&gt; out1 &gt; out2</text:p>
          </table:table-cell>
          <table:table-cell table:style-name="ce13" office:value-type="string" calcext:value-type="string">
            <text:p>n'efface pas out1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7:.H67];&quot;KO&quot;)&gt;0;&quot;KO&quot;;IF(COUNTIF([.G67:.H67];&quot;OK&quot;)=2;&quot;OK&quot;;IF(COUNTIF([.G67:.H67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echo bonjour &gt; test\ 1</text:p>
          </table:table-cell>
          <table:table-cell table:style-name="ce13" office:value-type="string" calcext:value-type="string">
            <text:p>creation du fichier "test 1"</text:p>
          </table:table-cell>
          <table:table-cell table:style-name="ce13"/>
          <table:table-cell table:style-name="ce37" table:content-validation-name="val1" office:value-type="string" calcext:value-type="string">
            <text:p>OK</text:p>
          </table:table-cell>
          <table:table-cell table:style-name="ce37" table:content-validation-name="val1" office:value-type="string" calcext:value-type="string">
            <text:p>?</text:p>
          </table:table-cell>
          <table:table-cell table:style-name="ce39" table:formula="of:=IF(COUNTIF([.G68:.H68];&quot;KO&quot;)&gt;0;&quot;KO&quot;;IF(COUNTIF([.G68:.H68];&quot;OK&quot;)=2;&quot;OK&quot;;IF(COUNTIF([.G68:.H68];&quot;?&quot;)&gt;0;&quot;?&quot;;&quot;&quot;)))" office:value-type="string" office:string-value="?" calcext:value-type="string">
            <text:p>?</text:p>
          </table:table-cell>
          <table:table-cell table:style-name="ce18" office:value-type="string" calcext:value-type="string">
            <text:p>pas de gestion des ;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REDIR</text:p>
          </table:table-cell>
          <table:table-cell table:style-name="ce27" office:value-type="string" calcext:value-type="string">
            <text:p>echo test &gt; file test1</text:p>
          </table:table-cell>
          <table:table-cell table:style-name="ce13" office:value-type="string" calcext:value-type="string">
            <text:p>= echo test test1 &gt; file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69:.H69];&quot;KO&quot;)&gt;0;&quot;KO&quot;;IF(COUNTIF([.G69:.H69];&quot;OK&quot;)=2;&quot;OK&quot;;IF(COUNTIF([.G69:.H69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REDIR</text:p>
          </table:table-cell>
          <table:table-cell table:style-name="ce27" office:value-type="string" calcext:value-type="string">
            <text:p>not_cmd bonjour &gt; salut</text:p>
          </table:table-cell>
          <table:table-cell table:style-name="ce13" office:value-type="string" calcext:value-type="string">
            <text:p>create file but error msg on standard entry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0:.H70];&quot;KO&quot;)&gt;0;&quot;KO&quot;;IF(COUNTIF([.G70:.H70];&quot;OK&quot;)=2;&quot;OK&quot;;IF(COUNTIF([.G70:.H70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SIGNAUX</text:p>
          </table:table-cell>
          <table:table-cell table:style-name="ce27" office:value-type="string" calcext:value-type="string">
            <text:p>ctrl-\</text:p>
          </table:table-cell>
          <table:table-cell table:style-name="ce18" office:value-type="string" calcext:value-type="string">
            <text:p>exit 131 sur bin(ex : sleep 10)&amp;line vide</text:p>
          </table:table-cell>
          <table:table-cell table:style-name="ce18" office:value-type="string" calcext:value-type="string">
            <text:p>Bash --posix rien ne se passe exit 0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37" table:content-validation-name="val1" office:value-type="string" calcext:value-type="string">
            <text:p>?</text:p>
          </table:table-cell>
          <table:table-cell table:style-name="ce39" table:formula="of:=IF(COUNTIF([.G71:.H71];&quot;KO&quot;)&gt;0;&quot;KO&quot;;IF(COUNTIF([.G71:.H71];&quot;OK&quot;)=2;&quot;OK&quot;;IF(COUNTIF([.G71:.H71];&quot;?&quot;)&gt;0;&quot;?&quot;;&quot;&quot;)))" office:value-type="string" office:string-value="?" calcext:value-type="string">
            <text:p>?</text:p>
          </table:table-cell>
          <table:table-cell table:style-name="ce18" office:value-type="string" calcext:value-type="string">
            <text:p>Le test semble faux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SIGNAUX</text:p>
          </table:table-cell>
          <table:table-cell table:style-name="ce27" office:value-type="string" calcext:value-type="string">
            <text:p>ctrl-C</text:p>
          </table:table-cell>
          <table:table-cell table:style-name="ce18" office:value-type="string" calcext:value-type="string">
            <text:p>exit 130 sur bin(ex : sleep 10)&amp;line vide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2:.H72];&quot;KO&quot;)&gt;0;&quot;KO&quot;;IF(COUNTIF([.G72:.H72];&quot;OK&quot;)=2;&quot;OK&quot;;IF(COUNTIF([.G72:.H72];&quot;?&quot;)&gt;0;&quot;?&quot;;&quot;&quot;)))" office:value-type="string" office:string-value="OK" calcext:value-type="string">
            <text:p>OK</text:p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1" table:number-rows-spanned="2">
            <text:p>EXIT STATUS</text:p>
          </table:table-cell>
          <table:table-cell table:style-name="ce27" office:value-type="string" calcext:value-type="string">
            <text:p>cd ls</text:p>
          </table:table-cell>
          <table:table-cell table:style-name="ce29" office:value-type="string" calcext:value-type="string">
            <text:p>bash: cd: ls: No such file or directory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3:.H73];&quot;KO&quot;)&gt;0;&quot;KO&quot;;IF(COUNTIF([.G73:.H73];&quot;OK&quot;)=2;&quot;OK&quot;;IF(COUNTIF([.G73:.H73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covered-table-cell table:style-name="ce15"/>
          <table:table-cell table:style-name="ce27" office:value-type="string" calcext:value-type="string">
            <text:p>echo $?</text:p>
          </table:table-cell>
          <table:table-cell table:style-name="ce36" office:value-type="float" office:value="1" calcext:value-type="float">
            <text:p>1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4:.H74];&quot;KO&quot;)&gt;0;&quot;KO&quot;;IF(COUNTIF([.G74:.H74];&quot;OK&quot;)=2;&quot;OK&quot;;IF(COUNTIF([.G74:.H74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2">
            <text:p>EXIT STATUS</text:p>
          </table:table-cell>
          <table:table-cell table:style-name="ce27" office:value-type="string" calcext:value-type="string">
            <text:p>cd ls</text:p>
          </table:table-cell>
          <table:table-cell table:style-name="ce18" office:value-type="string" calcext:value-type="string">
            <text:p>bash: cd: ls: No such file or directory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5:.H75];&quot;KO&quot;)&gt;0;&quot;KO&quot;;IF(COUNTIF([.G75:.H75];&quot;OK&quot;)=2;&quot;OK&quot;;IF(COUNTIF([.G75:.H75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covered-table-cell table:style-name="ce15"/>
          <table:table-cell table:style-name="ce27" office:value-type="string" calcext:value-type="string">
            <text:p>cd $?</text:p>
          </table:table-cell>
          <table:table-cell table:style-name="ce18" office:value-type="string" calcext:value-type="string">
            <text:p>bash: cd: 1: No such file or directory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6:.H76];&quot;KO&quot;)&gt;0;&quot;KO&quot;;IF(COUNTIF([.G76:.H76];&quot;OK&quot;)=2;&quot;OK&quot;;IF(COUNTIF([.G76:.H76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2">
            <text:p>EXIT STATUS</text:p>
          </table:table-cell>
          <table:table-cell table:style-name="ce27" office:value-type="string" calcext:value-type="string">
            <text:p>./file_that_is_not_an_executable</text:p>
          </table:table-cell>
          <table:table-cell table:style-name="ce18" office:value-type="string" calcext:value-type="string">
            <text:p>bash: ./file_that_is_not_an_executable: No such file or directory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7:.H77];&quot;KO&quot;)&gt;0;&quot;KO&quot;;IF(COUNTIF([.G77:.H77];&quot;OK&quot;)=2;&quot;OK&quot;;IF(COUNTIF([.G77:.H77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covered-table-cell table:style-name="ce15"/>
          <table:table-cell table:style-name="ce27" office:value-type="string" calcext:value-type="string">
            <text:p>echo $?</text:p>
          </table:table-cell>
          <table:table-cell table:style-name="ce36" office:value-type="float" office:value="127" calcext:value-type="float">
            <text:p>127</text:p>
          </table:table-cell>
          <table:table-cell table:style-name="ce18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8:.H78];&quot;KO&quot;)&gt;0;&quot;KO&quot;;IF(COUNTIF([.G78:.H78];&quot;OK&quot;)=2;&quot;OK&quot;;IF(COUNTIF([.G78:.H78];&quot;?&quot;)&gt;0;&quot;?&quot;;&quot;&quot;)))" office:value-type="string" office:string-value="OK" calcext:value-type="string">
            <text:p>OK</text:p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2">
            <text:p>EXIT STATUS</text:p>
          </table:table-cell>
          <table:table-cell table:style-name="ce27" office:value-type="string" calcext:value-type="string">
            <text:p>cat bla</text:p>
          </table:table-cell>
          <table:table-cell table:style-name="ce18" office:value-type="string" calcext:value-type="string">
            <text:p>cat: bla: No such file or directory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79:.H79];&quot;KO&quot;)&gt;0;&quot;KO&quot;;IF(COUNTIF([.G79:.H79];&quot;OK&quot;)=2;&quot;OK&quot;;IF(COUNTIF([.G79:.H79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covered-table-cell table:style-name="ce15"/>
          <table:table-cell table:style-name="ce27" office:value-type="string" calcext:value-type="string">
            <text:p>echo $?</text:p>
          </table:table-cell>
          <table:table-cell table:style-name="ce36" office:value-type="float" office:value="1" calcext:value-type="float">
            <text:p>1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80:.H80];&quot;KO&quot;)&gt;0;&quot;KO&quot;;IF(COUNTIF([.G80:.H80];&quot;OK&quot;)=2;&quot;OK&quot;;IF(COUNTIF([.G80:.H80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2">
            <text:p>EXIT STATUS</text:p>
          </table:table-cell>
          <table:table-cell table:style-name="ce27" office:value-type="string" calcext:value-type="string">
            <text:p>file_name (ex : Makefile)</text:p>
          </table:table-cell>
          <table:table-cell table:style-name="ce18" office:value-type="string" calcext:value-type="string">
            <text:p>bash: Makefile: command not foun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81:.H81];&quot;KO&quot;)&gt;0;&quot;KO&quot;;IF(COUNTIF([.G81:.H81];&quot;OK&quot;)=2;&quot;OK&quot;;IF(COUNTIF([.G81:.H81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covered-table-cell table:style-name="ce15"/>
          <table:table-cell table:style-name="ce27" office:value-type="string" calcext:value-type="string">
            <text:p>echo $?</text:p>
          </table:table-cell>
          <table:table-cell table:style-name="ce36" office:value-type="float" office:value="127" calcext:value-type="float">
            <text:p>127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82:.H82];&quot;KO&quot;)&gt;0;&quot;KO&quot;;IF(COUNTIF([.G82:.H82];&quot;OK&quot;)=2;&quot;OK&quot;;IF(COUNTIF([.G82:.H82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2">
            <text:p>EXIT STATUS</text:p>
          </table:table-cell>
          <table:table-cell table:style-name="ce27" office:value-type="string" calcext:value-type="string">
            <text:p>not_cmd</text:p>
          </table:table-cell>
          <table:table-cell table:style-name="ce18" office:value-type="string" calcext:value-type="string">
            <text:p>bash: not_cmd: command not found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83:.H83];&quot;KO&quot;)&gt;0;&quot;KO&quot;;IF(COUNTIF([.G83:.H83];&quot;OK&quot;)=2;&quot;OK&quot;;IF(COUNTIF([.G83:.H83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covered-table-cell table:style-name="ce15"/>
          <table:table-cell table:style-name="ce27" office:value-type="string" calcext:value-type="string">
            <text:p>echo $?</text:p>
          </table:table-cell>
          <table:table-cell table:style-name="ce36" office:value-type="float" office:value="127" calcext:value-type="float">
            <text:p>127</text:p>
          </table:table-cell>
          <table:table-cell table:style-name="ce13"/>
          <table:table-cell table:number-columns-repeated="2" table:style-name="ce37" table:content-validation-name="val1" office:value-type="string" calcext:value-type="string">
            <text:p>OK</text:p>
          </table:table-cell>
          <table:table-cell table:style-name="ce39" table:formula="of:=IF(COUNTIF([.G84:.H84];&quot;KO&quot;)&gt;0;&quot;KO&quot;;IF(COUNTIF([.G84:.H84];&quot;OK&quot;)=2;&quot;OK&quot;;IF(COUNTIF([.G84:.H84];&quot;?&quot;)&gt;0;&quot;?&quot;;&quot;&quot;)))" office:value-type="string" office:string-value="OK" calcext:value-type="string">
            <text:p>OK</text:p>
          </table:table-cell>
          <table:table-cell table:style-name="ce34"/>
          <table:table-cell table:number-columns-repeated="1014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2">
            <text:p>EXIT STATUS</text:p>
          </table:table-cell>
          <table:table-cell table:style-name="ce27" office:value-type="string" calcext:value-type="string">
            <text:p>ls bonjour</text:p>
          </table:table-cell>
          <table:table-cell table:style-name="ce18" office:value-type="string" calcext:value-type="string">
            <text:p>ls: cannot access 'bonjour': No such file or directory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85:.H85];&quot;KO&quot;)&gt;0;&quot;KO&quot;;IF(COUNTIF([.G85:.H85];&quot;OK&quot;)=2;&quot;OK&quot;;IF(COUNTIF([.G85:.H85];&quot;?&quot;)&gt;0;&quot;?&quot;;&quot;&quot;)))">
            <text:p/>
          </table:table-cell>
          <table:table-cell table:style-name="ce41"/>
          <table:table-cell table:number-columns-repeated="1014"/>
        </table:table-row>
        <table:table-row table:style-name="ro1">
          <table:covered-table-cell table:number-columns-repeated="2"/>
          <table:covered-table-cell table:style-name="ce15"/>
          <table:table-cell table:style-name="ce27" office:value-type="string" calcext:value-type="string">
            <text:p>echo $?</text:p>
          </table:table-cell>
          <table:table-cell table:style-name="ce36" office:value-type="float" office:value="2" calcext:value-type="float">
            <text:p>2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86:.H86];&quot;KO&quot;)&gt;0;&quot;KO&quot;;IF(COUNTIF([.G86:.H86];&quot;OK&quot;)=2;&quot;OK&quot;;IF(COUNTIF([.G86:.H86];&quot;?&quot;)&gt;0;&quot;?&quot;;&quot;&quot;)))">
            <text:p/>
          </table:table-cell>
          <table:table-cell table:style-name="ce41"/>
          <table:table-cell table:number-columns-repeated="1014"/>
        </table:table-row>
        <table:table-row table:style-name="ro1">
          <table:table-cell table:style-name="ce5" table:formula="of:=COUNTIF([.I87:.I116]; &quot;OK&quot;)/ROWS([.I87:.I116])" office:value-type="percentage" office:value="0" calcext:value-type="percentage" table:number-columns-spanned="1" table:number-rows-spanned="30">
            <text:p>0.00%</text:p>
          </table:table-cell>
          <table:table-cell table:style-name="ce12" office:value-type="string" calcext:value-type="string" table:number-columns-spanned="1" table:number-rows-spanned="30">
            <text:p>BUILTIN</text:p>
          </table:table-cell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cd ../../../../../..</text:p>
          </table:table-cell>
          <table:table-cell table:style-name="ce13" office:value-type="string" calcext:value-type="string">
            <text:p>pwd : /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87:.H87];&quot;KO&quot;)&gt;0;&quot;KO&quot;;IF(COUNTIF([.G87:.H87];&quot;OK&quot;)=2;&quot;OK&quot;;IF(COUNTIF([.G87:.H87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cd /home/user42/</text:p>
          </table:table-cell>
          <table:table-cell table:style-name="ce13" office:value-type="string" calcext:value-type="string">
            <text:p>chemin absolu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88:.H88];&quot;KO&quot;)&gt;0;&quot;KO&quot;;IF(COUNTIF([.G88:.H88];&quot;OK&quot;)=2;&quot;OK&quot;;IF(COUNTIF([.G88:.H88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cd $HOME/Bureau</text:p>
          </table:table-cell>
          <table:table-cell table:style-name="ce13" office:value-type="string" calcext:value-type="string">
            <text:p>accède au dossier Bureau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89:.H89];&quot;KO&quot;)&gt;0;&quot;KO&quot;;IF(COUNTIF([.G89:.H89];&quot;OK&quot;)=2;&quot;OK&quot;;IF(COUNTIF([.G89:.H89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CD</text:p>
          </table:table-cell>
          <table:table-cell table:style-name="ce30" office:value-type="string" calcext:value-type="string">
            <text:p>unset HOME; cd</text:p>
          </table:table-cell>
          <table:table-cell table:style-name="ce13" office:value-type="string" calcext:value-type="string">
            <text:p>HOME not set, exit 1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0:.H90];&quot;KO&quot;)&gt;0;&quot;KO&quot;;IF(COUNTIF([.G90:.H90];&quot;OK&quot;)=2;&quot;OK&quot;;IF(COUNTIF([.G90:.H90];&quot;?&quot;)&gt;0;&quot;?&quot;;&quot;&quot;)))">
            <text:p/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CD</text:p>
          </table:table-cell>
          <table:table-cell table:style-name="ce30" office:value-type="string" calcext:value-type="string">
            <text:p>export HOME= ; cd</text:p>
          </table:table-cell>
          <table:table-cell table:style-name="ce13" office:value-type="string" calcext:value-type="string">
            <text:p>Ne se passe rien, exit 0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1:.H91];&quot;KO&quot;)&gt;0;&quot;KO&quot;;IF(COUNTIF([.G91:.H91];&quot;OK&quot;)=2;&quot;OK&quot;;IF(COUNTIF([.G91:.H91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CD</text:p>
          </table:table-cell>
          <table:table-cell table:style-name="ce27" office:value-type="string" calcext:value-type="string">
            <text:p>cd too many arguments</text:p>
          </table:table-cell>
          <table:table-cell table:style-name="ce13" office:value-type="string" calcext:value-type="string">
            <text:p>error message, exit 1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2:.H92];&quot;KO&quot;)&gt;0;&quot;KO&quot;;IF(COUNTIF([.G92:.H92];&quot;OK&quot;)=2;&quot;OK&quot;;IF(COUNTIF([.G92:.H92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CD</text:p>
          </table:table-cell>
          <table:table-cell table:style-name="ce27" office:value-type="string" calcext:value-type="string">
            <text:p>cd ./path_not_found</text:p>
          </table:table-cell>
          <table:table-cell table:style-name="ce13" office:value-type="string" calcext:value-type="string">
            <text:p>error message, exit 1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3:.H93];&quot;KO&quot;)&gt;0;&quot;KO&quot;;IF(COUNTIF([.G93:.H93];&quot;OK&quot;)=2;&quot;OK&quot;;IF(COUNTIF([.G93:.H93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CD</text:p>
          </table:table-cell>
          <table:table-cell table:style-name="ce27" office:value-type="string" calcext:value-type="string">
            <text:p>cd -</text:p>
          </table:table-cell>
          <table:table-cell table:style-name="ce13" office:value-type="string" calcext:value-type="string">
            <text:p>Retour à OLD_PWD, écrit le CWD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4:.H94];&quot;KO&quot;)&gt;0;&quot;KO&quot;;IF(COUNTIF([.G94:.H94];&quot;OK&quot;)=2;&quot;OK&quot;;IF(COUNTIF([.G94:.H94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CD</text:p>
          </table:table-cell>
          <table:table-cell table:style-name="ce30" office:value-type="string" calcext:value-type="string">
            <text:p>mkdir a; mkdir a/b; cd a/b; rm -r ../../a; cd ..</text:p>
          </table:table-cell>
          <table:table-cell table:style-name="ce13" office:value-type="string" calcext:value-type="string">
            <text:p>message d'erreur mais change quand meme de directory, PWD et OLDPWD sont update, $? à zéro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5:.H95];&quot;KO&quot;)&gt;0;&quot;KO&quot;;IF(COUNTIF([.G95:.H95];&quot;OK&quot;)=2;&quot;OK&quot;;IF(COUNTIF([.G95:.H95];&quot;?&quot;)&gt;0;&quot;?&quot;;&quot;&quot;)))">
            <text:p/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cd home/.. avec CDPATH set à /</text:p>
          </table:table-cell>
          <table:table-cell table:style-name="ce13" office:value-type="string" calcext:value-type="string">
            <text:p>va a / et affiche /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6:.H96];&quot;KO&quot;)&gt;0;&quot;KO&quot;;IF(COUNTIF([.G96:.H96];&quot;OK&quot;)=2;&quot;OK&quot;;IF(COUNTIF([.G96:.H96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cd home/dir avec CDPATH set à /</text:p>
          </table:table-cell>
          <table:table-cell table:style-name="ce13" office:value-type="string" calcext:value-type="string">
            <text:p>va a /home/dir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7:.H97];&quot;KO&quot;)&gt;0;&quot;KO&quot;;IF(COUNTIF([.G97:.H97];&quot;OK&quot;)=2;&quot;OK&quot;;IF(COUNTIF([.G97:.H97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cd . avec CDPATH set</text:p>
          </table:table-cell>
          <table:table-cell table:style-name="ce13" office:value-type="string" calcext:value-type="string">
            <text:p>va a ./. (pas de recherche dans CDPATH)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8:.H98];&quot;KO&quot;)&gt;0;&quot;KO&quot;;IF(COUNTIF([.G98:.H98];&quot;OK&quot;)=2;&quot;OK&quot;;IF(COUNTIF([.G98:.H98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cd .. avec CDPATH set</text:p>
          </table:table-cell>
          <table:table-cell table:style-name="ce13" office:value-type="string" calcext:value-type="string">
            <text:p>va a ./.. (pas de recherche dans CDPATH)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99:.H99];&quot;KO&quot;)&gt;0;&quot;KO&quot;;IF(COUNTIF([.G99:.H99];&quot;OK&quot;)=2;&quot;OK&quot;;IF(COUNTIF([.G99:.H99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CHO</text:p>
          </table:table-cell>
          <table:table-cell table:style-name="ce31" office:value-type="string" calcext:value-type="string">
            <text:p>echo -n -n -nnnn -nnnnm ; echo a</text:p>
          </table:table-cell>
          <table:table-cell table:style-name="ce13" office:value-type="string" calcext:value-type="string">
            <text:p>-nnnnma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0:.H100];&quot;KO&quot;)&gt;0;&quot;KO&quot;;IF(COUNTIF([.G100:.H100];&quot;OK&quot;)=2;&quot;OK&quot;;IF(COUNTIF([.G100:.H100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CHO</text:p>
          </table:table-cell>
          <table:table-cell table:style-name="ce27" office:value-type="string" calcext:value-type="string">
            <text:p>echo -n -nnn hello -n ; echo a</text:p>
          </table:table-cell>
          <table:table-cell table:style-name="ce13" office:value-type="string" calcext:value-type="string">
            <text:p>hello -na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1:.H101];&quot;KO&quot;)&gt;0;&quot;KO&quot;;IF(COUNTIF([.G101:.H101];&quot;OK&quot;)=2;&quot;OK&quot;;IF(COUNTIF([.G101:.H101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NV</text:p>
          </table:table-cell>
          <table:table-cell table:style-name="ce27" office:value-type="string" calcext:value-type="string">
            <text:p>env puis export puis env</text:p>
          </table:table-cell>
          <table:table-cell table:style-name="ce13" office:value-type="string" calcext:value-type="string">
            <text:p>les variables ne doivent pas etre triées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2:.H102];&quot;KO&quot;)&gt;0;&quot;KO&quot;;IF(COUNTIF([.G102:.H102];&quot;OK&quot;)=2;&quot;OK&quot;;IF(COUNTIF([.G102:.H102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EXPORT</text:p>
          </table:table-cell>
          <table:table-cell table:style-name="ce27" office:value-type="string" calcext:value-type="string">
            <text:p>export var=a ; export $var=test ; echo $var $a</text:p>
          </table:table-cell>
          <table:table-cell table:style-name="ce13" office:value-type="string" calcext:value-type="string">
            <text:p>a test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3:.H103];&quot;KO&quot;)&gt;0;&quot;KO&quot;;IF(COUNTIF([.G103:.H103];&quot;OK&quot;)=2;&quot;OK&quot;;IF(COUNTIF([.G103:.H103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EXPORT</text:p>
          </table:table-cell>
          <table:table-cell table:style-name="ce27" office:value-type="string" calcext:value-type="string">
            <text:p>export $var=test avec var unset</text:p>
          </table:table-cell>
          <table:table-cell table:style-name="ce13" office:value-type="string" calcext:value-type="string">
            <text:p>message d'erreur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4:.H104];&quot;KO&quot;)&gt;0;&quot;KO&quot;;IF(COUNTIF([.G104:.H104];&quot;OK&quot;)=2;&quot;OK&quot;;IF(COUNTIF([.G104:.H104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XPORT</text:p>
          </table:table-cell>
          <table:table-cell table:style-name="ce27" office:value-type="string" calcext:value-type="string">
            <text:p>export la même variable</text:p>
          </table:table-cell>
          <table:table-cell table:style-name="ce13" office:value-type="string" calcext:value-type="string">
            <text:p>modifie la variable (si new value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5:.H105];&quot;KO&quot;)&gt;0;&quot;KO&quot;;IF(COUNTIF([.G105:.H105];&quot;OK&quot;)=2;&quot;OK&quot;;IF(COUNTIF([.G105:.H105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XPORT</text:p>
          </table:table-cell>
          <table:table-cell table:style-name="ce27" office:value-type="string" calcext:value-type="string">
            <text:p>export var puis export var=test</text:p>
          </table:table-cell>
          <table:table-cell table:style-name="ce13" office:value-type="string" calcext:value-type="string">
            <text:p>verifier pas de doublon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6:.H106];&quot;KO&quot;)&gt;0;&quot;KO&quot;;IF(COUNTIF([.G106:.H106];&quot;OK&quot;)=2;&quot;OK&quot;;IF(COUNTIF([.G106:.H106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EXPORT</text:p>
          </table:table-cell>
          <table:table-cell table:style-name="ce32" office:value-type="string" calcext:value-type="string">
            <text:p>export "" test=a</text:p>
          </table:table-cell>
          <table:table-cell table:style-name="ce13" office:value-type="string" calcext:value-type="string">
            <text:p>export test=a et set $? à 1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7:.H107];&quot;KO&quot;)&gt;0;&quot;KO&quot;;IF(COUNTIF([.G107:.H107];&quot;OK&quot;)=2;&quot;OK&quot;;IF(COUNTIF([.G107:.H107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EXPORT</text:p>
          </table:table-cell>
          <table:table-cell table:style-name="ce27" office:value-type="string" calcext:value-type="string">
            <text:p>export "" test=a puis env</text:p>
          </table:table-cell>
          <table:table-cell table:style-name="ce13" table:number-columns-repeated="2"/>
          <table:table-cell table:style-name="ce37" table:content-validation-name="val1" table:number-columns-repeated="2"/>
          <table:table-cell table:style-name="ce39" table:formula="of:=IF(COUNTIF([.G108:.H108];&quot;KO&quot;)&gt;0;&quot;KO&quot;;IF(COUNTIF([.G108:.H108];&quot;OK&quot;)=2;&quot;OK&quot;;IF(COUNTIF([.G108:.H108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UNSET</text:p>
          </table:table-cell>
          <table:table-cell table:style-name="ce27" office:value-type="string" calcext:value-type="string">
            <text:p>unset PATH ; echo $PATH</text:p>
          </table:table-cell>
          <table:table-cell table:style-name="ce13" office:value-type="string" calcext:value-type="string">
            <text:p>\n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09:.H109];&quot;KO&quot;)&gt;0;&quot;KO&quot;;IF(COUNTIF([.G109:.H109];&quot;OK&quot;)=2;&quot;OK&quot;;IF(COUNTIF([.G109:.H109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UNSET</text:p>
          </table:table-cell>
          <table:table-cell table:style-name="ce27" office:value-type="string" calcext:value-type="string">
            <text:p>unset PATH ; ls</text:p>
          </table:table-cell>
          <table:table-cell table:style-name="ce13" office:value-type="string" calcext:value-type="string">
            <text:p>bash: ls: No such file or directory. Exit 127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10:.H110];&quot;KO&quot;)&gt;0;&quot;KO&quot;;IF(COUNTIF([.G110:.H110];&quot;OK&quot;)=2;&quot;OK&quot;;IF(COUNTIF([.G110:.H110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8" office:value-type="string" calcext:value-type="string">
            <text:p>UNSET</text:p>
          </table:table-cell>
          <table:table-cell table:style-name="ce27" office:value-type="string" calcext:value-type="string">
            <text:p>unset "" test</text:p>
          </table:table-cell>
          <table:table-cell table:style-name="ce13" office:value-type="string" calcext:value-type="string">
            <text:p>unset test et set $? à 1</text:p>
          </table:table-cell>
          <table:table-cell table:style-name="ce18" office:value-type="string" calcext:value-type="string">
            <text:p>Bash --posix donne un exit code de 0</text:p>
          </table:table-cell>
          <table:table-cell table:style-name="ce37" table:content-validation-name="val1" table:number-columns-repeated="2"/>
          <table:table-cell table:style-name="ce39" table:formula="of:=IF(COUNTIF([.G111:.H111];&quot;KO&quot;)&gt;0;&quot;KO&quot;;IF(COUNTIF([.G111:.H111];&quot;OK&quot;)=2;&quot;OK&quot;;IF(COUNTIF([.G111:.H111];&quot;?&quot;)&gt;0;&quot;?&quot;;&quot;&quot;)))">
            <text:p/>
          </table:table-cell>
          <table:table-cell table:style-name="ce18" office:value-type="string" calcext:value-type="string">
            <text:p>Le test semble faux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UNSET</text:p>
          </table:table-cell>
          <table:table-cell table:style-name="ce27" office:value-type="string" calcext:value-type="string">
            <text:p>unset =</text:p>
          </table:table-cell>
          <table:table-cell table:style-name="ce13" office:value-type="string" calcext:value-type="string">
            <text:p>erreur et set $? à 1</text:p>
          </table:table-cell>
          <table:table-cell table:style-name="ce18" office:value-type="string" calcext:value-type="string">
            <text:p>Bash --posix donne un exit code de 0</text:p>
          </table:table-cell>
          <table:table-cell table:style-name="ce37" table:content-validation-name="val1" table:number-columns-repeated="2"/>
          <table:table-cell table:style-name="ce39" table:formula="of:=IF(COUNTIF([.G112:.H112];&quot;KO&quot;)&gt;0;&quot;KO&quot;;IF(COUNTIF([.G112:.H112];&quot;OK&quot;)=2;&quot;OK&quot;;IF(COUNTIF([.G112:.H112];&quot;?&quot;)&gt;0;&quot;?&quot;;&quot;&quot;)))">
            <text:p/>
          </table:table-cell>
          <table:table-cell table:style-name="ce18" office:value-type="string" calcext:value-type="string">
            <text:p>Le test semble faux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UNSET</text:p>
          </table:table-cell>
          <table:table-cell table:style-name="ce27" office:value-type="string" calcext:value-type="string">
            <text:p>unset PWD</text:p>
          </table:table-cell>
          <table:table-cell table:style-name="ce13" table:number-columns-repeated="2"/>
          <table:table-cell table:style-name="ce37" table:content-validation-name="val1" table:number-columns-repeated="2"/>
          <table:table-cell table:style-name="ce39" table:formula="of:=IF(COUNTIF([.G113:.H113];&quot;KO&quot;)&gt;0;&quot;KO&quot;;IF(COUNTIF([.G113:.H113];&quot;OK&quot;)=2;&quot;OK&quot;;IF(COUNTIF([.G113:.H113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UNSET</text:p>
          </table:table-cell>
          <table:table-cell table:style-name="ce27" office:value-type="string" calcext:value-type="string">
            <text:p>unset var</text:p>
          </table:table-cell>
          <table:table-cell table:style-name="ce13" office:value-type="string" calcext:value-type="string">
            <text:p>var1 ne doit pas etre unset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14:.H114];&quot;KO&quot;)&gt;0;&quot;KO&quot;;IF(COUNTIF([.G114:.H114];&quot;OK&quot;)=2;&quot;OK&quot;;IF(COUNTIF([.G114:.H114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covered-table-cell table:number-columns-repeated="2"/>
          <table:table-cell table:style-name="ce13"/>
          <table:table-cell table:style-name="ce33" office:value-type="string" calcext:value-type="string">
            <text:p>export $var=s\ -la ; l$var</text:p>
          </table:table-cell>
          <table:table-cell table:style-name="ce13" table:number-columns-repeated="2"/>
          <table:table-cell table:style-name="ce37" table:content-validation-name="val1" table:number-columns-repeated="2"/>
          <table:table-cell table:style-name="ce39" table:formula="of:=IF(COUNTIF([.G115:.H115];&quot;KO&quot;)&gt;0;&quot;KO&quot;;IF(COUNTIF([.G115:.H115];&quot;OK&quot;)=2;&quot;OK&quot;;IF(COUNTIF([.G115:.H115];&quot;?&quot;)&gt;0;&quot;?&quot;;&quot;&quot;)))">
            <text:p/>
          </table:table-cell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13"/>
          <table:table-cell table:style-name="ce27" office:value-type="string" calcext:value-type="string">
            <text:p>/bin/echo bonjour</text:p>
          </table:table-cell>
          <table:table-cell table:style-name="ce13" office:value-type="string" calcext:value-type="string">
            <text:p>affiche bonjour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16:.H116];&quot;KO&quot;)&gt;0;&quot;KO&quot;;IF(COUNTIF([.G116:.H116];&quot;OK&quot;)=2;&quot;OK&quot;;IF(COUNTIF([.G116:.H116];&quot;?&quot;)&gt;0;&quot;?&quot;;&quot;&quot;)))">
            <text:p/>
          </table:table-cell>
          <table:table-cell table:style-name="ce18"/>
          <table:table-cell table:number-columns-repeated="1014"/>
        </table:table-row>
        <table:table-row table:style-name="ro1">
          <table:table-cell table:style-name="ce6"/>
          <table:table-cell table:style-name="ce9"/>
          <table:table-cell table:style-name="ce27" office:value-type="string" calcext:value-type="string">
            <text:p>EXTRA</text:p>
          </table:table-cell>
          <table:table-cell table:style-name="ce27" office:value-type="string" calcext:value-type="string">
            <text:p>.</text:p>
          </table:table-cell>
          <table:table-cell table:style-name="ce13" office:value-type="string" calcext:value-type="string">
            <text:p>exit 2</text:p>
          </table:table-cell>
          <table:table-cell table:style-name="ce18" office:value-type="string" calcext:value-type="string">
            <text:p>j'exit 127 car . est un builtin donc je n'implemente pas ses exit code</text:p>
          </table:table-cell>
          <table:table-cell table:style-name="ce37" table:content-validation-name="val1" table:number-columns-repeated="2"/>
          <table:table-cell table:style-name="ce39" table:formula="of:=IF(COUNTIF([.G117:.H117];&quot;KO&quot;)&gt;0;&quot;KO&quot;;IF(COUNTIF([.G117:.H117];&quot;OK&quot;)=2;&quot;OK&quot;;IF(COUNTIF([.G117:.H117];&quot;?&quot;)&gt;0;&quot;?&quot;;&quot;&quot;)))">
            <text:p/>
          </table:table-cell>
          <table:table-cell table:style-name="ce13" office:value-type="string" calcext:value-type="string">
            <text:p>"." est un built in (alias for source) --&gt; pas à gerer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8"/>
          <table:table-cell table:style-name="ce18" office:value-type="string" calcext:value-type="string">
            <text:p>INIT</text:p>
          </table:table-cell>
          <table:table-cell table:style-name="ce27" office:value-type="string" calcext:value-type="string">
            <text:p>env -i ./minishell</text:p>
          </table:table-cell>
          <table:table-cell table:style-name="ce13" office:value-type="string" calcext:value-type="string">
            <text:p>ouvre minishell dans un environement vierge</text:p>
          </table:table-cell>
          <table:table-cell table:style-name="ce18" office:value-type="string" calcext:value-type="string">
            <text:p>la builtin env ne prend pas d'options dans le sujet</text:p>
          </table:table-cell>
          <table:table-cell table:style-name="ce37" table:content-validation-name="val1" table:number-columns-repeated="2"/>
          <table:table-cell table:style-name="ce39" table:formula="of:=IF(COUNTIF([.G118:.H118];&quot;KO&quot;)&gt;0;&quot;KO&quot;;IF(COUNTIF([.G118:.H118];&quot;OK&quot;)=2;&quot;OK&quot;;IF(COUNTIF([.G118:.H118];&quot;?&quot;)&gt;0;&quot;?&quot;;&quot;&quot;)))">
            <text:p/>
          </table:table-cell>
          <table:table-cell table:style-name="ce18"/>
          <table:table-cell table:number-columns-repeated="1014"/>
        </table:table-row>
        <table:table-row table:style-name="ro1">
          <table:table-cell table:style-name="ce6"/>
          <table:table-cell table:style-name="ce8"/>
          <table:table-cell table:style-name="ce27" office:value-type="string" calcext:value-type="string">
            <text:p>INIT</text:p>
          </table:table-cell>
          <table:table-cell table:style-name="ce27" office:value-type="string" calcext:value-type="string">
            <text:p>$SHLVL</text:p>
          </table:table-cell>
          <table:table-cell table:style-name="ce13" office:value-type="string" calcext:value-type="string">
            <text:p>doit être incrémenté a chaque lancement de minishell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19:.H119];&quot;KO&quot;)&gt;0;&quot;KO&quot;;IF(COUNTIF([.G119:.H119];&quot;OK&quot;)=2;&quot;OK&quot;;IF(COUNTIF([.G119:.H119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>
          <table:table-cell table:style-name="ce6"/>
          <table:table-cell table:style-name="ce7"/>
          <table:table-cell table:style-name="ce27" office:value-type="string" calcext:value-type="string">
            <text:p>INIT</text:p>
          </table:table-cell>
          <table:table-cell table:style-name="ce31" office:value-type="string" calcext:value-type="string">
            <text:p>env -i ./minishell puis echo $SHLVL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content-validation-name="val1" table:number-columns-repeated="2"/>
          <table:table-cell table:style-name="ce39" table:formula="of:=IF(COUNTIF([.G120:.H120];&quot;KO&quot;)&gt;0;&quot;KO&quot;;IF(COUNTIF([.G120:.H120];&quot;OK&quot;)=2;&quot;OK&quot;;IF(COUNTIF([.G120:.H120];&quot;?&quot;)&gt;0;&quot;?&quot;;&quot;&quot;)))">
            <text:p/>
          </table:table-cell>
          <table:table-cell table:style-name="ce13"/>
          <table:table-cell table:number-columns-repeated="1014"/>
        </table:table-row>
        <table:table-row table:style-name="ro1" table:number-rows-repeated="4">
          <table:table-cell table:style-name="ce7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8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9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8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 table:number-rows-repeated="2">
          <table:table-cell table:style-name="ce9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 table:number-rows-repeated="8">
          <table:table-cell table:number-columns-repeated="8"/>
          <table:table-cell table:style-name="ce40"/>
          <table:table-cell table:number-columns-repeated="1015"/>
        </table:table-row>
        <table:table-row table:style-name="ro1">
          <table:table-cell table:style-name="ce8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9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 table:number-rows-repeated="4">
          <table:table-cell table:style-name="ce8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9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8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number-columns-repeated="8"/>
          <table:table-cell table:style-name="ce40"/>
          <table:table-cell table:number-columns-repeated="1015"/>
        </table:table-row>
        <table:table-row table:style-name="ro1" table:number-rows-repeated="3">
          <table:table-cell table:style-name="ce9" table:number-columns-repeated="3"/>
          <table:table-cell table:style-name="ce8"/>
          <table:table-cell table:style-name="ce9" table:number-columns-repeated="4"/>
          <table:table-cell table:style-name="ce38"/>
          <table:table-cell table:style-name="ce9"/>
          <table:table-cell table:number-columns-repeated="1014"/>
        </table:table-row>
        <table:table-row table:style-name="ro1">
          <table:table-cell table:style-name="ce8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7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 table:number-rows-repeated="2">
          <table:table-cell table:style-name="ce8" table:number-columns-repeated="2"/>
          <table:table-cell table:number-columns-repeated="6"/>
          <table:table-cell table:style-name="ce40"/>
          <table:table-cell table:number-columns-repeated="1015"/>
        </table:table-row>
        <table:table-row table:style-name="ro1" table:number-rows-repeated="86">
          <table:table-cell table:number-columns-repeated="8"/>
          <table:table-cell table:style-name="ce40"/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 office:value-type="string" calcext:value-type="string">
            <text:p>KO</text:p>
          </table:table-cell>
          <table:table-cell table:number-columns-repeated="1015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euille 1'.$A$1" table:cell-range-address="$'Feuille 1'.$B$1:.$J$120"/>
        </table:named-expressions>
        <calcext:conditional-formats>
          <calcext:conditional-format calcext:target-range-address="'Feuille 1'.C23:'Feuille 1'.C30">
            <calcext:condition calcext:apply-style-name="ConditionalStyle_1" calcext:value="formula-is(COUNTIF([.I23:.I30];&quot;KO&quot;)&gt;0)" calcext:base-cell-address="'Feuille 1'.C23"/>
          </calcext:conditional-format>
          <calcext:conditional-format calcext:target-range-address="'Feuille 1'.C15:'Feuille 1'.C16">
            <calcext:condition calcext:apply-style-name="ConditionalStyle_1" calcext:value="formula-is(COUNTIF([.I15:.I16];&quot;KO&quot;)&gt;0)" calcext:base-cell-address="'Feuille 1'.C15"/>
          </calcext:conditional-format>
          <calcext:conditional-format calcext:target-range-address="'Feuille 1'.C15:'Feuille 1'.C16">
            <calcext:condition calcext:apply-style-name="ConditionalStyle_2" calcext:value="formula-is(COUNTIF([.I15:.I16];&quot;?&quot;)&gt;0)" calcext:base-cell-address="'Feuille 1'.C15"/>
          </calcext:conditional-format>
          <calcext:conditional-format calcext:target-range-address="'Feuille 1'.C40:'Feuille 1'.C44">
            <calcext:condition calcext:apply-style-name="ConditionalStyle_1" calcext:value="formula-is(COUNTIF([.I40:.I44];&quot;KO&quot;)&gt;0)" calcext:base-cell-address="'Feuille 1'.C40"/>
          </calcext:conditional-format>
          <calcext:conditional-format calcext:target-range-address="'Feuille 1'.C40:'Feuille 1'.C44">
            <calcext:condition calcext:apply-style-name="ConditionalStyle_2" calcext:value="formula-is(COUNTIF([.I40:.I44];&quot;?&quot;)&gt;0)" calcext:base-cell-address="'Feuille 1'.C40"/>
          </calcext:conditional-format>
          <calcext:conditional-format calcext:target-range-address="'Feuille 1'.C35:'Feuille 1'.C37">
            <calcext:condition calcext:apply-style-name="ConditionalStyle_1" calcext:value="formula-is(COUNTIF([.I35:.I37];&quot;KO&quot;)&gt;0)" calcext:base-cell-address="'Feuille 1'.C35"/>
          </calcext:conditional-format>
          <calcext:conditional-format calcext:target-range-address="'Feuille 1'.C35:'Feuille 1'.C37">
            <calcext:condition calcext:apply-style-name="ConditionalStyle_2" calcext:value="formula-is(COUNTIF([.I35:.I37];&quot;?&quot;)&gt;0)" calcext:base-cell-address="'Feuille 1'.C35"/>
          </calcext:conditional-format>
          <calcext:conditional-format calcext:target-range-address="'Feuille 1'.C2:'Feuille 1'.J120">
            <calcext:condition calcext:apply-style-name="ConditionalStyle_1" calcext:value="formula-is([.$I2]=&quot;KO&quot;)" calcext:base-cell-address="'Feuille 1'.C2"/>
          </calcext:conditional-format>
          <calcext:conditional-format calcext:target-range-address="'Feuille 1'.C2:'Feuille 1'.J120">
            <calcext:condition calcext:apply-style-name="ConditionalStyle_2" calcext:value="formula-is([.$I2]=&quot;?&quot;)" calcext:base-cell-address="'Feuille 1'.C2"/>
          </calcext:conditional-format>
          <calcext:conditional-format calcext:target-range-address="'Feuille 1'.C2:'Feuille 1'.J120">
            <calcext:condition calcext:apply-style-name="ConditionalStyle_3" calcext:value="formula-is([.$I2]=&quot;OK&quot;)" calcext:base-cell-address="'Feuille 1'.C2"/>
          </calcext:conditional-format>
          <calcext:conditional-format calcext:target-range-address="'Feuille 1'.A2:'Feuille 1'.B51">
            <calcext:condition calcext:apply-style-name="ConditionalStyle_1" calcext:value="formula-is(COUNTIF([.F2:.F51];&quot;KO&quot;)&gt;0)" calcext:base-cell-address="'Feuille 1'.A2"/>
          </calcext:conditional-format>
          <calcext:conditional-format calcext:target-range-address="'Feuille 1'.A2:'Feuille 1'.B51">
            <calcext:condition calcext:apply-style-name="ConditionalStyle_2" calcext:value="formula-is(COUNTIF([.F2:.F51];&quot;?&quot;)&gt;0)" calcext:base-cell-address="'Feuille 1'.A2"/>
          </calcext:conditional-format>
        </calcext:conditional-formats>
      </table:table>
      <table:named-expressions/>
      <table:database-ranges>
        <table:database-range table:name="__Anonymous_Sheet_DB__0" table:target-range-address="'Feuille 1'.B1:'Feuille 1'.J1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</style:style>
    <style:style style:name="ConditionalStyle_5f_2" style:display-name="ConditionalStyle_2" style:family="table-cell" style:parent-style-name="Default">
      <style:table-cell-properties fo:background-color="#ffe599"/>
    </style:style>
    <style:style style:name="ConditionalStyle_5f_3" style:display-name="ConditionalStyle_3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01" meta:object-count="0"/>
    <meta:generator>LibreOfficeDev/6.0.5.2$Linux_X86_64 LibreOffice_project/</meta:generator>
  </office:meta>
</office:document-meta>
</file>